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2993" officeooo:paragraph-rsid="00122993"/>
    </style:style>
    <style:style style:name="P2" style:family="paragraph" style:parent-style-name="Standard">
      <style:text-properties officeooo:rsid="0012d466" officeooo:paragraph-rsid="0012d466"/>
    </style:style>
    <style:style style:name="P3" style:family="paragraph" style:parent-style-name="Standard">
      <style:text-properties officeooo:rsid="0012d466" officeooo:paragraph-rsid="0012d466"/>
    </style:style>
    <style:style style:name="P4" style:family="paragraph" style:parent-style-name="Standard">
      <style:text-properties officeooo:rsid="0013265f" officeooo:paragraph-rsid="0013265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MANDA 1</text:p>
      <text:p text:style-name="P1"/>
      <text:p text:style-name="P1">L’algorimo Round-Robin funziona come una coda circolare, ogni processo punta al prossimo e l’ultimo punta nuovamente al primo. Il meccanismo di base e’ un FCFS ma aggiunge la prelazione, un meccanismo che permette al SO di rilasciare in maniera forzata la cpu e mettere un processo in attesa. Per ogni processo viene allocato un time slice, un tempo massimo che quel processo puo’ utilizzare tenendo occupata la CPU, allo scadere di questo tempo il processo viene messo in attesa e la cpu viene passata a quello successivo</text:p>
      <text:p text:style-name="P1"/>
      <text:p text:style-name="P1">DOMANDA 3</text:p>
      <text:p text:style-name="P1"/>
      <text:p text:style-name="P2">I processi possono comunicare tramite scambio di messaggi o tramite memoria condivisa. Gli scambi di messaggi sono utili per piccole quantita’ di dati, ma sono anche veloci e sicuri. La memoria condivisa invece permette di operare a piu’ processi su insiemi di dati anche molto grandi, tuttavia un solo processo per volta puo’ accedervi e vanno implementate delle misure di sicurezza affinche’ questa clausola venga rispettata.</text:p>
      <text:p text:style-name="P2"/>
      <text:p text:style-name="P2">DOMANDA 4</text:p>
      <text:p text:style-name="P2"/>
      <text:p text:style-name="P4">ECLIPS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4T20:31:57.240209012</meta:creation-date>
    <meta:editing-duration>PT36S</meta:editing-duration>
    <meta:editing-cycles>2</meta:editing-cycles>
    <meta:generator>LibreOffice/6.4.7.2$Linux_X86_64 LibreOffice_project/40$Build-2</meta:generator>
    <dc:date>2021-11-14T20:32:29.334466936</dc:date>
    <meta:document-statistic meta:table-count="0" meta:image-count="0" meta:object-count="0" meta:page-count="1" meta:paragraph-count="6" meta:word-count="160" meta:character-count="983" meta:non-whitespace-character-count="829"/>
  </office:meta>
</office:document-meta>
</file>